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354cm" fo:min-width="19.185cm"/>
    </style:style>
    <style:style style:name="gr2" style:family="graphic" style:parent-style-name="standard">
      <style:graphic-properties draw:fill-color="#ff9900" draw:textarea-horizontal-align="justify" draw:textarea-vertical-align="middle" draw:auto-grow-height="false" fo:min-height="2.893cm" fo:min-width="3.09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1.909cm" fo:min-width="5.46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4cm" fo:min-width="0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2.417cm" fo:min-width="5.596cm"/>
    </style:style>
    <style:style style:name="gr7" style:family="graphic" style:parent-style-name="standard">
      <style:graphic-properties draw:fill-color="#99ff66" draw:textarea-horizontal-align="justify" draw:textarea-vertical-align="middle" draw:auto-grow-height="false" fo:min-height="3.56cm" fo:min-width="5.342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99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99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99ff66"/>
      <style:paragraph-properties fo:text-align="center"/>
    </style:style>
    <style:style style:name="P7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685cm" svg:height="6.604cm" svg:x="4.175cm" svg:y="4.3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08cm" svg:height="4.445cm" svg:x="17.277cm" svg:y="5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635cm" svg:height="1.673cm" svg:x="18.061cm" svg:y="6.83cm">
          <draw:text-box>
            <text:p>RLA server</text:p>
            <text:p text:style-name="P1">(main.py)</text:p>
          </draw:text-box>
        </draw:frame>
        <draw:custom-shape draw:style-name="gr4" draw:text-style-name="P4" xml:id="id3" draw:id="id3" draw:layer="layout" svg:width="5.969cm" svg:height="2.159cm" svg:x="4.556cm" svg:y="5.11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032cm" svg:height="1.954cm" svg:x="4.82cm" svg:y="5.366cm">
          <draw:text-box>
            <text:p text:style-name="P1">ReporterPuller</text:p>
            <text:p text:style-name="P1">(reporterpuller.py)</text:p>
          </draw:text-box>
        </draw:frame>
        <draw:custom-shape draw:style-name="gr6" draw:text-style-name="P4" xml:id="id4" draw:id="id4" draw:layer="layout" svg:width="6.096cm" svg:height="2.667cm" svg:x="4.556cm" svg:y="7.6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032cm" svg:height="2.384cm" svg:x="4.62cm" svg:y="7.855cm">
          <draw:text-box>
            <text:p text:style-name="P1">ReporterPusher</text:p>
            <text:p text:style-name="P1">(pushtoui/reporterpusher.py)</text:p>
          </draw:text-box>
        </draw:frame>
        <draw:custom-shape draw:style-name="gr7" draw:text-style-name="P6" xml:id="id1" draw:id="id1" draw:layer="layout" svg:width="5.842cm" svg:height="3.81cm" svg:x="17.002cm" svg:y="13.95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032cm" svg:height="2.384cm" svg:x="4.62cm" svg:y="7.855cm">
          <draw:text-box>
            <text:p text:style-name="P1">ReporterPusher</text:p>
            <text:p text:style-name="P1">(pushtoui/reporterpusher.py)</text:p>
          </draw:text-box>
        </draw:frame>
        <draw:frame draw:style-name="gr5" draw:text-style-name="P5" draw:layer="layout" svg:width="6.032cm" svg:height="2.384cm" svg:x="4.62cm" svg:y="7.855cm">
          <draw:text-box>
            <text:p text:style-name="P1">ReporterPusher</text:p>
            <text:p text:style-name="P1">(pushtoui/reporterpusher.py)</text:p>
          </draw:text-box>
        </draw:frame>
        <draw:frame draw:style-name="gr3" draw:text-style-name="P3" draw:layer="layout" svg:width="3.55cm" svg:height="0.962cm" svg:x="18.296cm" svg:y="15.232cm">
          <draw:text-box>
            <text:p>PA Service</text:p>
          </draw:text-box>
        </draw:frame>
        <draw:connector draw:style-name="gr8" draw:text-style-name="P7" draw:layer="layout" draw:type="line" svg:x1="19.923cm" svg:y1="13.954cm" svg:x2="19.817cm" svg:y2="9.955cm" draw:start-shape="id1" draw:start-glue-point="0" draw:end-shape="id2" draw:end-glue-point="8" svg:d="M19923 13954l-106-3999" svg:viewBox="0 0 107 4000">
          <text:p/>
        </draw:connector>
        <draw:frame draw:style-name="gr3" draw:text-style-name="P3" draw:layer="layout" svg:width="3.067cm" svg:height="0.962cm" svg:x="19.923cm" svg:y="11.541cm">
          <draw:text-box>
            <text:p>pull_data</text:p>
          </draw:text-box>
        </draw:frame>
        <draw:frame draw:style-name="gr3" draw:text-style-name="P3" draw:layer="layout" svg:width="3.457cm" svg:height="0.962cm" svg:x="19.904cm" svg:y="12.357cm">
          <draw:text-box>
            <text:p>push_data</text:p>
          </draw:text-box>
        </draw:frame>
        <draw:connector draw:style-name="gr8" draw:text-style-name="P7" draw:layer="layout" draw:type="line" svg:x1="17.277cm" svg:y1="7.733cm" svg:x2="10.525cm" svg:y2="6.194cm" draw:start-shape="id2" draw:start-glue-point="6" draw:end-shape="id3" draw:end-glue-point="1" svg:d="M17277 7733l-6752-1539" svg:viewBox="0 0 6753 1540">
          <text:p/>
        </draw:connector>
        <draw:custom-shape draw:style-name="gr7" draw:text-style-name="P6" xml:id="id5" draw:id="id5" draw:layer="layout" svg:width="5.842cm" svg:height="3.81cm" svg:x="6.334cm" svg:y="13.95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13cm" svg:height="0.962cm" svg:x="7.228cm" svg:y="15.232cm">
          <draw:text-box>
            <text:p>Reporter API</text:p>
          </draw:text-box>
        </draw:frame>
        <draw:connector draw:style-name="gr8" draw:text-style-name="P7" draw:layer="layout" draw:type="line" svg:x1="17.277cm" svg:y1="7.733cm" svg:x2="10.652cm" svg:y2="8.983cm" draw:start-shape="id2" draw:start-glue-point="6" draw:end-shape="id4" svg:d="M17277 7733l-6625 1250" svg:viewBox="0 0 6626 1251">
          <text:p/>
        </draw:connector>
        <draw:connector draw:style-name="gr8" draw:text-style-name="P7" draw:layer="layout" draw:type="line" svg:x1="9.255cm" svg:y1="13.954cm" svg:x2="18.021cm" svg:y2="9.304cm" draw:start-shape="id5" draw:start-glue-point="0" draw:end-shape="id2" draw:end-glue-point="7" svg:d="M9255 13954l8766-4650" svg:viewBox="0 0 8767 4651">
          <text:p/>
        </draw:connector>
        <draw:frame draw:style-name="gr3" draw:text-style-name="P3" draw:layer="layout" svg:width="3.067cm" svg:height="0.962cm" svg:x="13.084cm" svg:y="11.922cm">
          <draw:text-box>
            <text:p>pull_data</text:p>
          </draw:text-box>
        </draw:frame>
        <draw:frame draw:style-name="gr3" draw:text-style-name="P3" draw:layer="layout" svg:width="3.457cm" svg:height="0.962cm" svg:x="13.065cm" svg:y="12.738cm">
          <draw:text-box>
            <text:p>push_data</text:p>
          </draw:text-box>
        </draw:frame>
        <draw:frame draw:style-name="gr3" draw:text-style-name="P3" draw:layer="layout" svg:width="3.067cm" svg:height="0.962cm" svg:x="13.046cm" svg:y="5.88cm">
          <draw:text-box>
            <text:p>pull_data</text:p>
          </draw:text-box>
        </draw:frame>
        <draw:frame draw:style-name="gr3" draw:text-style-name="P3" draw:layer="layout" svg:width="3.457cm" svg:height="0.962cm" svg:x="12.402cm" svg:y="8.366cm">
          <draw:text-box>
            <text:p>push_dat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9T14:53:19.676801885</meta:creation-date>
    <dc:date>2018-05-09T15:18:05.481082591</dc:date>
    <meta:editing-duration>PT14M35S</meta:editing-duration>
    <meta:editing-cycles>1</meta:editing-cycles>
    <meta:document-statistic meta:object-count="23"/>
    <meta:generator>LibreOffice/5.2.2.2$Linux_X86_64 LibreOffice_project/20m0$Build-2</meta:generator>
  </office:meta>
</office:document-meta>
</file>